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8917in"/>
    </style:style>
    <style:style style:name="co12" style:family="table-column">
      <style:table-column-properties fo:break-before="auto" style:column-width="1.8374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2.6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100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table:number-columns-repeated="7"/>
          <table:table-cell table:style-name="ce12" table:number-columns-repeated="5"/>
          <table:table-cell table:style-name="ce7" table:number-columns-repeated="1008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8"/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7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table:number-columns-repeated="8"/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table:number-columns-repeated="7"/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7"/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8"/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6"/>
          <table:table-cell table:style-name="ce8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L1048576">
          <table:sort>
            <table:sort-by table:field-number="0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2-05T07:24:39.408248109</dc:date>
    <meta:editing-duration>PT8H53M45S</meta:editing-duration>
    <meta:editing-cycles>333</meta:editing-cycles>
    <meta:generator>LibreOffice/7.3.7.2$Linux_X86_64 LibreOffice_project/30$Build-2</meta:generator>
    <dc:creator>Aitor González</dc:creator>
    <meta:document-statistic meta:table-count="1" meta:cell-count="1672" meta:object-count="0"/>
  </office:meta>
</office:document-meta>
</file>